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Standard">
      <style:paragraph-properties fo:line-height="150%" fo:text-align="start" style:justify-single-word="false"/>
      <style:text-properties style:font-name="times new roman" fo:font-size="12pt" officeooo:rsid="0010eaf5" officeooo:paragraph-rsid="0010eaf5" style:font-size-asian="12pt" style:font-size-complex="12pt"/>
    </style:style>
    <style:style style:name="P2" style:family="paragraph" style:parent-style-name="Standard">
      <style:paragraph-properties fo:line-height="150%" fo:text-align="start" style:justify-single-word="false" fo:break-before="page"/>
      <style:text-properties style:font-name="times new roman" fo:font-size="12pt" officeooo:rsid="0010eaf5" officeooo:paragraph-rsid="0010eaf5" style:font-size-asian="12pt" style:font-size-complex="12pt"/>
    </style:style>
    <style:style style:name="P3" style:family="paragraph" style:parent-style-name="Standard">
      <style:paragraph-properties fo:line-height="150%" fo:text-align="start" style:justify-single-word="false"/>
      <style:text-properties style:font-name="times new roman" fo:font-size="12pt" officeooo:rsid="0012c5c3" officeooo:paragraph-rsid="0012c5c3" style:font-size-asian="12pt" style:font-size-complex="12pt"/>
    </style:style>
    <style:style style:name="P4" style:family="paragraph" style:parent-style-name="Standard">
      <style:paragraph-properties fo:line-height="150%" fo:text-align="start" style:justify-single-word="false"/>
      <style:text-properties style:font-name="times new roman" fo:font-size="12pt" officeooo:paragraph-rsid="0012c5c3" style:font-size-asian="12pt" style:font-size-complex="12pt"/>
    </style:style>
    <style:style style:name="P5" style:family="paragraph" style:parent-style-name="Standard">
      <style:paragraph-properties fo:line-height="150%" fo:text-align="start" style:justify-single-word="false"/>
      <style:text-properties officeooo:paragraph-rsid="0012c5c3"/>
    </style:style>
    <style:style style:name="P6" style:family="paragraph" style:parent-style-name="Standard">
      <style:paragraph-properties fo:line-height="150%" fo:text-align="start" style:justify-single-word="false" fo:break-before="page"/>
      <style:text-properties officeooo:paragraph-rsid="0012c5c3"/>
    </style:style>
    <style:style style:name="P7"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writing-mode="lr-tb">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2c5c3"/>
    </style:style>
    <style:style style:name="P8" style:family="paragraph" style:parent-style-name="По_20_умолчанию">
      <loext:graphic-properties draw:fill="solid" draw:fill-color="#ffffff"/>
      <style:paragraph-properties fo:margin-left="0in" fo:margin-right="0in" fo:text-align="center" style:justify-single-word="false" fo:text-indent="0.1256in" style:auto-text-indent="false" fo:background-color="#ffffff">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2c5c3"/>
    </style:style>
    <style:style style:name="P9" style:family="paragraph" style:parent-style-name="Standard">
      <style:paragraph-properties fo:text-align="center" style:justify-single-word="false" style:writing-mode="lr-tb"/>
      <style:text-properties officeooo:paragraph-rsid="0012c5c3"/>
    </style:style>
    <style:style style:name="P10" style:family="paragraph" style:parent-style-name="Standard">
      <style:paragraph-properties fo:text-align="center" style:justify-single-word="false" style:writing-mode="lr-tb"/>
      <style:text-properties style:font-name="Times New Roman" fo:font-size="14pt" officeooo:paragraph-rsid="0012c5c3" style:font-size-asian="14pt" style:font-name-complex="Arial" style:font-size-complex="14pt"/>
    </style:style>
    <style:style style:name="P11" style:family="paragraph" style:parent-style-name="Standard">
      <style:paragraph-properties fo:text-align="start" style:justify-single-word="false" style:writing-mode="lr-tb"/>
      <style:text-properties style:font-name="Times New Roman" fo:font-size="14pt" officeooo:paragraph-rsid="0012c5c3" style:font-size-asian="14pt" style:font-name-complex="Arial" style:font-size-complex="14pt"/>
    </style:style>
    <style:style style:name="P12" style:family="paragraph" style:parent-style-name="Standard">
      <style:paragraph-properties fo:text-align="start" style:justify-single-word="false" style:writing-mode="lr-tb"/>
      <style:text-properties style:font-name="Times New Roman" fo:font-size="14pt" officeooo:rsid="0012c5c3" officeooo:paragraph-rsid="0012c5c3" style:font-size-asian="14pt" style:font-name-complex="Arial" style:font-size-complex="14pt"/>
    </style:style>
    <style:style style:name="P13" style:family="paragraph" style:parent-style-name="Standard">
      <style:paragraph-properties fo:text-align="start" style:justify-single-word="false" style:writing-mode="lr-tb"/>
      <style:text-properties style:font-name="Times New Roman" fo:font-size="14pt" fo:language="en" fo:country="US" officeooo:paragraph-rsid="0012c5c3" style:font-size-asian="14pt" style:font-name-complex="Arial" style:font-size-complex="14pt"/>
    </style:style>
    <style:style style:name="P14" style:family="paragraph" style:parent-style-name="Standard">
      <style:paragraph-properties fo:text-align="end" style:justify-single-word="false" style:writing-mode="lr-tb"/>
      <style:text-properties officeooo:paragraph-rsid="0012c5c3"/>
    </style:style>
    <style:style style:name="P15"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writing-mode="lr-tb">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2c5c3"/>
    </style:style>
    <style:style style:name="P16" style:family="paragraph" style:parent-style-name="Standard">
      <style:paragraph-properties fo:text-align="center" style:justify-single-word="false" style:writing-mode="lr-tb"/>
      <style:text-properties fo:font-size="16pt" fo:language="en" fo:country="US" fo:font-weight="bold" officeooo:rsid="0012c5c3" officeooo:paragraph-rsid="0012c5c3" style:font-size-asian="16pt" style:font-weight-asian="bold" style:font-name-complex="Arial" style:font-size-complex="16pt" style:font-weight-complex="bold"/>
    </style:style>
    <style:style style:name="P17" style:family="paragraph" style:parent-style-name="Standard">
      <style:paragraph-properties fo:text-align="end" style:justify-single-word="false" style:writing-mode="lr-tb"/>
      <style:text-properties fo:font-size="14pt" officeooo:paragraph-rsid="0012c5c3" style:font-size-asian="14pt" style:font-name-complex="Arial" style:font-size-complex="14pt"/>
    </style:style>
    <style:style style:name="P18" style:family="paragraph" style:parent-style-name="Standard">
      <style:paragraph-properties fo:text-align="center" style:justify-single-word="false" style:writing-mode="lr-tb"/>
      <style:text-properties fo:font-size="14pt" officeooo:paragraph-rsid="0012c5c3" style:font-size-asian="14pt" style:font-name-complex="Arial" style:font-size-complex="14pt"/>
    </style:style>
    <style:style style:name="P19" style:family="paragraph" style:parent-style-name="Standard">
      <style:paragraph-properties fo:text-align="end" style:justify-single-word="false" style:writing-mode="lr-tb"/>
      <style:text-properties style:font-name="Times New Roman" fo:font-size="14pt" fo:language="ru" fo:country="RU" officeooo:rsid="0012c5c3" officeooo:paragraph-rsid="0012c5c3" fo:background-color="#ffffff" style:font-size-asian="14pt" style:font-name-complex="Arial" style:font-size-complex="14pt"/>
    </style:style>
    <style:style style:name="P20" style:family="paragraph" style:parent-style-name="По_20_умолчанию">
      <loext:graphic-properties draw:fill="solid" draw:fill-color="#ffffff"/>
      <style:paragraph-properties fo:text-align="center" style:justify-single-word="false" fo:background-color="#ffffff">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Times New Roman" fo:font-size="14pt" fo:letter-spacing="0.0008in" officeooo:paragraph-rsid="0012c5c3" style:font-size-asian="14pt" style:font-name-complex="Arial" style:font-size-complex="14pt"/>
    </style:style>
    <style:style style:name="P21" style:family="paragraph" style:parent-style-name="По_20_умолчанию">
      <loext:graphic-properties draw:fill="solid" draw:fill-color="#ffffff"/>
      <style:paragraph-properties fo:margin-left="0in" fo:margin-right="0in" fo:text-align="center" style:justify-single-word="false" fo:text-indent="0.1256in" style:auto-text-indent="false" fo:background-color="#ffffff">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Times New Roman" fo:font-size="14pt" officeooo:paragraph-rsid="0012c5c3" style:font-size-asian="14pt" style:font-name-complex="Arial" style:font-size-complex="14pt"/>
    </style:style>
    <style:style style:name="P22" style:family="paragraph" style:parent-style-name="Text_20_body" style:list-style-name="L1"/>
    <style:style style:name="P23" style:family="paragraph" style:parent-style-name="Text_20_body" style:list-style-name="L1">
      <style:text-properties officeooo:paragraph-rsid="0012c5c3"/>
    </style:style>
    <style:style style:name="T1" style:family="text">
      <style:text-properties officeooo:rsid="0012c5c3"/>
    </style:style>
    <style:style style:name="T2" style:family="text">
      <style:text-properties fo:font-variant="normal" fo:text-transform="none" fo:color="#111111" loext:opacity="100%" fo:letter-spacing="normal" fo:font-style="normal" fo:font-weight="normal"/>
    </style:style>
    <style:style style:name="T3" style:family="text">
      <style:text-properties fo:font-variant="normal" fo:text-transform="none" fo:color="#000000" loext:opacity="100%" style:font-name="times new roman" fo:font-size="12pt" fo:letter-spacing="normal" fo:font-style="normal" fo:font-weight="normal" officeooo:rsid="0012c5c3" style:font-size-asian="12pt" style:font-size-complex="12pt"/>
    </style:style>
    <style:style style:name="T4" style:family="text">
      <style:text-properties fo:font-size="16pt" officeooo:rsid="0012c5c3" style:font-size-asian="16pt" style:font-size-complex="16pt"/>
    </style:style>
    <style:style style:name="T5" style:family="text">
      <style:text-properties fo:font-weight="bold" style:font-weight-asian="bold" style:font-weight-complex="bold"/>
    </style:style>
    <style:style style:name="T6" style:family="text">
      <style:text-properties fo:language="ru" fo:country="RU" fo:font-weight="bold"/>
    </style:style>
    <style:style style:name="T7" style:family="text">
      <style:text-properties fo:font-size="14pt" style:font-size-asian="14pt" style:font-name-complex="Arial" style:font-size-complex="14pt"/>
    </style:style>
    <style:style style:name="T8" style:family="text">
      <style:text-properties fo:font-size="14pt" style:font-size-asian="14pt" style:font-size-complex="14pt"/>
    </style:style>
    <style:style style:name="T9" style:family="text">
      <style:text-properties fo:font-size="14pt" fo:language="en" fo:country="US" style:font-size-asian="14pt" style:font-name-complex="Arial" style:font-size-complex="14pt"/>
    </style:style>
    <style:style style:name="T10" style:family="text">
      <style:text-properties style:font-name="Times New Roman" fo:font-size="14pt" fo:letter-spacing="0.0008in" style:font-size-asian="14pt" style:font-name-complex="Arial" style:font-size-complex="14pt"/>
    </style:style>
    <style:style style:name="T11" style:family="text">
      <style:text-properties style:font-name="Times New Roman" fo:font-size="14pt" style:font-size-asian="14pt" style:font-name-complex="Arial" style:font-size-complex="14pt"/>
    </style:style>
    <style:style style:name="T12" style:family="text">
      <style:text-properties officeooo:rsid="001591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Федеральное государственное автономное</text:p>
      <text:p text:style-name="P20">образовательное учреждение высшего образования </text:p>
      <text:p text:style-name="P8"><text:span text:style-name="T10">«</text:span><text:span text:style-name="T11">Санкт-Петербургский национальный исследовательский университет</text:span></text:p>
      <text:p text:style-name="P21"><text:s/>ИТМО»</text:p>
      <text:p text:style-name="P7"/>
      <text:p text:style-name="P7"><text:span text:style-name="T8">Факультет программной инженерии и компьютерной техники</text:span><text:span text:style-name="T8"/></text:p>
      <text:p text:style-name="P7"><text:span text:style-name="T8">Направление подготовки: Информатика и вычислительная техника</text:span><text:span text:style-name="T8"/></text:p>
      <text:p text:style-name="P7"/>
      <text:p text:style-name="P10"/>
      <text:p text:style-name="P10"/>
      <text:p text:style-name="P10"/>
      <text:p text:style-name="P10"/>
      <text:p text:style-name="P10"/>
      <text:p text:style-name="P10"/>
      <text:p text:style-name="P10"/>
      <text:p text:style-name="P10"/>
      <text:p text:style-name="P16">Реферат по Истории российской науки и техники на тему</text:p>
      <text:p text:style-name="P16">“Развитие передачи данных и распространения информации”</text:p>
      <text:p text:style-name="P10"/>
      <text:p text:style-name="P10"/>
      <text:p text:style-name="P10"/>
      <text:p text:style-name="P11"/>
      <text:p text:style-name="P11"/>
      <text:p text:style-name="P11"/>
      <text:p text:style-name="P10"/>
      <text:p text:style-name="P10"/>
      <text:p text:style-name="P11"/>
      <text:p text:style-name="P17">Студент: </text:p>
      <text:p text:style-name="P17">Корхонен Артём Андреевич</text:p>
      <text:p text:style-name="P14"><text:span text:style-name="T7">Группа </text:span><text:span text:style-name="T9">P3132</text:span></text:p>
      <text:p text:style-name="P17">Преподаватель: </text:p>
      <text:p text:style-name="P19">Белоусов Александр Сергеевич</text:p>
      <text:p text:style-name="P13"/>
      <text:p text:style-name="P13"/>
      <text:p text:style-name="P10"/>
      <text:p text:style-name="P10"/>
      <text:p text:style-name="P11"/>
      <text:p text:style-name="P12"/>
      <text:p text:style-name="P11"/>
      <text:p text:style-name="P11"/>
      <text:p text:style-name="P18">Санкт-Петербург</text:p>
      <text:p text:style-name="P9"><text:span text:style-name="T7">202</text:span><text:span text:style-name="T9">5</text:span></text:p>
      <text:p text:style-name="P2">Способы передачи данных <text:span text:style-name="T1">и распространения информации</text:span> появлялись и ра<text:span text:style-name="T1">звивались</text:span> ещё с глубокой древности и постепенно шли до наших времён, когда люди могут спокойно общаться в социальных сетях, выкладывать что-то, распространять информацию за доли секунды. Однако ранее это было далеко не так. Я думаю, изучение данной проблематики следует начинать с глубокой древности, когда ещё не было бумаги, с помощью которой могли бы передавать сообщения хотя бы обыкновенным почтовым способом.</text:p>
      <text:p text:style-name="P1">Первым способом передачи информации можно считать устный формат: определённому человеку, которого называли гонцом, “озвучивали письмо”, он его запоминал, а затем отправлялся к адресату и полностью его пересказывал. Конечно, использовались и костры, а вернее дым от них, удары в сигнальные барабаны и тому подобное, но это использовалось именно для передачи на некоторой информации (не содержащей текста) на короткие расстояния. </text:p>
      <text:p text:style-name="P1">В IX веке на Руси появилась письменность благодаря братьям Кириллу и Мефодию, создавшим первые две азбуки: глаголицу и кириллицу. Конечно же, с письменностью появляются и грамоты (“письма”), которые можно было также посылать через гонцов или передавать через родственников, знакомых.</text:p>
      <text:p text:style-name="P1">Князья, бояре и т.д. писали грамоты на пергаменте, скатывали в трубочку, зашивали в чехол, скреплявшийся восковой печатью. Обычные люди писали свои грамотки же на бересте (тонкой коре берёзы), используя специальные заострённые палочки, называемые писалом. </text:p>
      <text:p text:style-name="P1">Также стоит сказать не только о письменном виде передачи информации. В XI – XII веках в местах высокого риска нападения строились крепости на достаточно небольшом расстоянии друг от друга (5-7 километров). Благодаря сигнальным огням достаточно быстро расходилась информация в случае нападения на какую-либо из крепостей. Весть о наступлении от самой дальней южной точки Руси распространялась не более чем за два с половиной часа.</text:p>
      <text:p text:style-name="P1">Далее можно вновь вернуться к письменности. В XI веке, можно сказать, начинается история книжного дела. Первой книгой, написанной на кириллице, является Остромирово Евангелие на пергаменте. Написана она была в середине XI века (1056-1057 годы). В дальнейшем появится книгопечатание и, соответственно, масштабное распространение книг, но в то время они были редкостью, поскольку их написание требовали месяцы, а то и годы труда.</text:p>
      <text:p text:style-name="P1">Долгое время большинство населения так и оставалось безграмотным, а передача информации всё также зависела от гонцов и случайных попутчиков.</text:p>
      <text:p text:style-name="P1">Со временем Русь становилась всё больше и больше, Московской княжество объединило вокруг себя множество земель. Управление такой огромной страной через гонцов, которые неделями доставляли информацию, было уже неразумно да и практически невозможно. Чтобы это <text:soft-page-break/>исправить, Иван III по всей стране начал строить специальные станции, называемые “ямами”. На каждой станции дежурили ямщики с лошадьми. Гонец приезжал, передавал сумку другому ямщику, который, в свою очередь, мчался дальше. Благодаря такой системе послания доставлялись намного быстрее. </text:p>
      <text:p text:style-name="P1">В XVI веке произошла революция в истории книг. Именно тогда Иван Грозный приказал построить первый в нашем государстве печатный двор в Москве, во главе которого стоял Иван Фёдоров – человек, которого можно назвать первым книгопечатником в России. В 1564 году была готова первая напечатанная книга, которая называлась “Апостол”. Отсюда и пошло распространение книг в стране, что и по сей день является одним из основных способов распространения информации (и не только).</text:p>
      <text:p text:style-name="P3">Книги печатаются, письма разносятся, правители сменяются. Вот к пристолу приходит Пётр I Великий. С него начинается особый этап развития, поскольку при нём появляются первые в России газеты. Уже 16 декабря 1702 года в Москве вышел самый первый номер – “Ведомости с цесарских писем”. Всего за день до выхода был подготовлен первый рукописный указ, определявший выход газеты. 17 декабря вышел второй номер под названием “Ведомости Московского государства”, 27 декабря – третий. В Петербурге “Ведомости” печатались с 1711 года. Через газеты распространялась информация о военных событиях, об открытиях школ, о развитии наук, об обнаружении новых месторождений и так далее. Главной задачей газеты в то время было формирование общественного мнения о том, что Россия – постоянно развивающаяся величайшая держава. Стоит также сказать, что Пётр I сам непосредственно принимал участие в создании газет в редакторстве и отборе материала. </text:p>
      <text:p text:style-name="P4"><text:span text:style-name="T1">Конечно же важно помимо появления газет рассмотреть ещё один важный этап развития при Петре I, а именно развитие почты. При нём появились первые в России почтамты в Москве (1711) и в Риге (1712). 3 июля 1714 года император издал указ “</text:span><text:span text:style-name="T2">Учинить обыкновенную почту из Санкт-Петербурга до Москвы, из Москвы до Санкт-Петербурга &lt;…&gt; в неделю два дни, а именно в понедельник и в пятницу, так как без установленной почты нужнейшие государевы Указы и письма посылкою медлятся</text:span><text:span text:style-name="T1">”. С 1716 года начала работать почта между Петербургом и Москвой, с 1721 года – между Петербургом и Кронштадтом, позднее – с прибалтийскими городами, отошедшими России по итогам Северной войны.</text:span></text:p>
      <text:p text:style-name="P3">Почта также была необходима для обслуживания армии, поэтому в 1712-1716 годах была создана военно-полевая почта. В 1721 году появилась должность генерал-пост-директора, которому подчинялись ямская служба и почта. В 1723 году Ямской приказ был переименован в Ямскую канцелярию. К 1725 году общая протяжённость всех почтовых путей составляла целых <text:soft-page-break/>10677 вёрст. Благодаря Петру новые почтовые пути стали появляться всё чаще и чаще, что помогало поддерживать связь между городами в стране.</text:p>
      <text:p text:style-name="P3">1832 год становится особенным для истории, поскольку именно с этого года можно передавать информацию уже не письмами, но почтой, а особым устройством, называемым телеграфом. Его изобрёл российский учёный Павел Львович Шиллинг. Ему удалось создать специальный код, с помощью которого и передавались сообщения. 21 октября 1832 года он продемонстрировал людям работу телеграфа у себя дома. Согласно одной из версий, текст первой телеграммы был написан самим Николаем I, и был этот текст такой: “Я очень рад был посетить господина Шиллинга”. Однако его телеграф не получил особого распространения, так как он был не удобен, ведь не выводил текст, не фиксировал текст на бумаге. Приходилось проверять состояние стрелок, чтобы определять каждую букву.</text:p>
      <text:p text:style-name="P3">Позже (в 1837 году) появился и стал намного более известным телеграф величайшего американского учёного-изобретателя. Он создал машину со своим особым кодом, который знаком каждому и по сей день – азбука Морзе. Она имела устройство для протяжки бумажной ленты, на которой и писались точки, тире и паузы между ними. В России первая линия телеграфа Морзе была установлена в 1846-1847 годах, позднее в 1856 году.</text:p>
      <text:p text:style-name="P3">К концу XIX века телеграфы уже появились повсюду, передача информации с их помощью была на то время максимально удобной. Куда, казалось бы, двигаться дальше? Александр Попов доказал, что есть куда. Многие годы он проводил опыты по созданию радиосвязи. В 1890 году ему удалость создать прибор, который фиксировал грозу на далёкие расстояния. Тогда он задумался, что можно передавать сигналы на большие расстояния без проводов. Первый созданный им радиоприёмник был представлен 25 апреля 1895 года на заседании Русского радиохимического общества. Постепенно Александр Степанович довёл своё устройство приёма-передачи информации на расстояние до нескольких десятков километров. Первый раз радио вне экспериментов было использовано в 1899 году на одном из кораблей “Генерал-адмирал Апраксин”. Тогда он сел на мель в Финском заливе, и в течение трёх месяцев передавались радиограммы (около полсотни).</text:p>
      <text:p text:style-name="P3">Радио стало одним из величайших открытий XIX-XX века, позволяющее распространять информацию без бумаги, почты, гонцов и тому подобного, что было ранее. Теперь люди могли получать срочные новости (например, об атаке) за кратчайшее время, слушать концерты с помощью беспроводной связи. Тогда это казалось чем-то немыслимым, но по-настоящему великому человеку Александру Степановичу Попову это удалось. Радио и по сей день достаточно часто можно встретить в колонках, телефонах и иных приборах.</text:p>
      <text:p text:style-name="P3"><text:soft-page-break/>Казалось бы, теперь люди могут получать информацию в виде звуков, вместо письменного формата. Но дальше процесс развития технологий передачи данных не останавливается. Начинаются попытки передавать не только звук, на и изображение. Появляется телевиденье.</text:p>
      <text:p text:style-name="P3">В 1930 году лаборатория телевиденья Всесоюзного электротехнического института в Москве была создана первая в СССР механическая система для трансляции изображений по радиоволнам. Назвали такую систему “дисковым телевиденьем”, поскольку она работала на основе “диска Нипкова” (устройства для сканирования изображений). В 1931 году была проведена первая экспериментальная телепередача в стране. Увидеть её смогли только в Москве, поскольку на более большие расстояния передача данных стала возможно только через полгода. Она проходила без звука, на экране просто появлялись изображения популярных советских артистов и передовых производств. Позднее передачи начали транслировать уже со звуком, но пока всё также экспериментально.</text:p>
      <text:p text:style-name="P3">В октябре 1931 года появился первый отечественных телеканал под названием “Телевидение имени Горького”. Вещание шло по 30 минут каждый день после окончания радиовещания (после полуночи). 1 мая 1932 года впервые по телевидению показали фильм. 15 ноября 1934 года прошла первая телепередача с полноценным аудиосопровождением. В полночь актёр Иван Москвин прочитал рассказ Антона Чехова “Злоумышленник”, после чего состоялся показ вокального и балетного номеров. Это произвело огромное впечатление на население, хоть качество оставляло желать лучшего: постоянные помехи, изображение и звук расходились по разным волнам. В 1938 году были созданы первые телевизионные центры в Москве и Ленинграде, благодаря чему повысилось качество передаваемого изображения.</text:p>
      <text:p text:style-name="P3">Когда началась Великая Отечественная Война, телевещание прекратилось, а возобновилось оно только в мае 1945 года. Регулярные трансляции телепередач начались с декабря того же года. 22 марта 1951 года была создана Центральная студия телевидения. Программа на тот момент не имела чётко выраженной тематики: показывали новости, музыкальные программы, мультфильмы и кинофильмы. </text:p>
      <text:p text:style-name="P3">Телевизоры за достаточно недолгое время обрели особую популярность, к 1957 году количество телевизоров привысило аж 1 миллион. В том же году задумались о создании цветного телевидения, которое по итогу получилось достичь. В 1960 году состоялась первая цветная телепередача. </text:p>
      <text:p text:style-name="P3">Телевидение сыграло чуть ли не самую важную роль в распространении информации. Телевизоры никуда даже не пранируют уходить в наши дни. В те времена телепередачи оказали сильное влияние на людей, произвели на них огромнейшие впечатления. Дети могли посмотреть <text:soft-page-break/>мультфильмы и кинофильмы вместе с родителями, население могло узнать обо всех новостях через программы, посмотреть театральные представление, концертные выступления и многое-многое другое. Телевизоры очень долго развивались дальше, но, как мне кажется, дальнейшее рассмотрение их развития уже ничего не даст никакого смысла в развитии данной темы.</text:p>
      <text:p text:style-name="P3">Теперь следует изучить не то, как люди именно получают информацию, но и то, как люди связывались друг с другом, обменивались новостями, событиями, впечатлениями. Речь пойдёт о телефонах. Первый телефон был изобретён Александром Беллом в 1876 году. И в Россию первый телефон пришёл уже через три года, в 1879. Тогда состоялся первый телефонный разговор на линии Петербург – Малая Вишера. В феврале 1882 года в России впервые было разрешено пользоваться телефоном частным лицам, а в июле того же года началась работа телефонных компаний, и уже за 4 месяца в Петербурге было 259 абонентов, в Москве около 200.</text:p>
      <text:p text:style-name="P3"><text:s/>На первых телефонах не было циферблатов, звонок переходил на телефонную станцию, где телефонные дамы принимали звонки и связывали с другими абонентами. Обычно телефонными дамами были незамужние образованные девушки, знающие иностранные языки.</text:p>
      <text:p text:style-name="P3">Через какое-то время с целью распространения телефонов Ларс <text:s/>Эрикссон устанавливал телефоны всего за 63 рубля (до этого было 250 рублей). Таким образом, в 1910 году было уже 110 тысяч пользователей, а ещё через 3 года было около 244 тысяч.</text:p>
      <text:p text:style-name="P3">В 1957 году московским инженером Леонидом Куприяновичем был представлен первый опытный переносной телефон весок 3 килограмма и радиусом действия 20-30 километров. В 1961 году тот же инженер разрабатывает первый в мире мобильный телефон, который можно поместить в карман и который весит всего 70 грамм. Но тогда его телефон не смог выйти в производство, потому что он был слишком дорогим (300-400 рублей). </text:p>
      <text:p text:style-name="P3">В 1963 году была запущена система “Алтай” как автомобильная мобильная связь для партийной элиты. Весили аппараты до 12 килограмм и устанавливались в машинах или помещениях. К 1970 году сеть охватила аж 114 городов. В 1980-х появилась усовершенствованная версия этой системы, позволяющая звонить между городами. К сожалению, данные телефоны не обрели особо большого охвата, поскольку они были расчитаны больше на элиту.</text:p>
      <text:p text:style-name="P3">Уже после распада СССР начали появляться первые “мобильники”, но и тогда позволить их себе никто не мог из-за резкого падения уровня жизни и высокой для того времени стоимости. </text:p>
      <text:p text:style-name="P3">Ситуация начала меняться к концу века, цены на телефоны стали стремительно опускаться (хоть всё равно требовали значительных затрат). Важную роль сыграл выход на рынок оператора “Билайн”, который смог сделать связь доступнее. К 2006 году количество SIM-карт превысило население России.</text:p>
      <text:p text:style-name="P5"><text:soft-page-break/><text:span text:style-name="Strong_20_Emphasis"><text:span text:style-name="T3">В заключение можно сказать</text:span></text:span><text:span text:style-name="T3">, что способы передачи информации прошли грандиозную эволюцию — от примитивных сигнальных костров до мгновенной цифровой коммуникации. Каждый технологический прорыв — письменность, книгопечатание, телеграф, радио, телевидение и мобильная связь — не только ускорял обмен данными, но и трансформировал само общество, делая знания доступнее, а коммуникацию — проще. Сегодня, когда информация распространяется со скоростью света, особенно важно помнить, что этот технологический рывок стал возможен благодаря многовековым усилиям изобретателей и мыслителей. Их наследие продолжает жить в каждом нашем сообщении, звонке или публикации в соцсетях.</text:span></text:p>
      <text:p text:style-name="P6"><text:span text:style-name="Strong_20_Emphasis"><text:span text:style-name="T4">Список Литературы:</text:span></text:span></text:p>
      <text:list text:style-name="L1">
        <text:list-item>
          <text:p text:style-name="P22"><text:span text:style-name="Strong_20_Emphasis">От горюшны до фидбека: история русского языка</text:span> // Культура.РФ. – URL: <text:a xlink:type="simple" xlink:href="https://www.culture.ru/materials/258311/ot-goroushny-do-fidbeka-istoriya-russkogo-yazyka" office:target-frame-name="_blank" xlink:show="new" text:style-name="Internet_20_link" text:visited-style-name="Visited_20_Internet_20_Link">https://www.culture.ru/materials/258311/ot-goroushny-do-fidbeka-istoriya-russkogo-yazyka</text:a> (дата обращения: <text:span text:style-name="T12">09</text:span>.0<text:span text:style-name="T12">4</text:span>.202<text:span text:style-name="T12">5</text:span>).</text:p>
        </text:list-item>
        <text:list-item>
          <text:p text:style-name="P23"><text:span text:style-name="Strong_20_Emphasis">Почт</text:span><text:span text:style-name="Strong_20_Emphasis"><text:span text:style-name="T1">а и способы связи в Древней Руси</text:span></text:span> // <text:span text:style-name="T1">Коллекция антиквариата</text:span>. – URL: <text:a xlink:type="simple" xlink:href="https://goodcoins.su/stamp/pochtadrev-stamp.htm" office:target-frame-name="_blank" xlink:show="new" text:style-name="Internet_20_link" text:visited-style-name="Visited_20_Internet_20_Link">https://goodcoins.su/stamp/pochtadrev-stamp.htm</text:a> (дата обращения: <text:span text:style-name="T12">09</text:span>.04.2025).</text:p>
        </text:list-item>
        <text:list-item>
          <text:p text:style-name="P23"><text:span text:style-name="Strong_20_Emphasis">«Вам письмо!» </text:span><text:span text:style-name="Strong_20_Emphasis"><text:span text:style-name="T1">К</text:span></text:span><text:span text:style-name="Strong_20_Emphasis">ак в России появилась почта</text:span> // История.РФ. – URL: <text:a xlink:type="simple" xlink:href="https://histrf.ru/read/articles/vam-pismo-kak-v-rossii-poyavilas-pochta" office:target-frame-name="_blank" xlink:show="new" text:style-name="Internet_20_link" text:visited-style-name="Visited_20_Internet_20_Link">https://histrf.ru/read/articles/vam-pismo-kak-v-rossii-poyavilas-pochta</text:a> (дата обращения: <text:span text:style-name="T12">09</text:span>.04.2025).</text:p>
        </text:list-item>
        <text:list-item>
          <text:p text:style-name="P22"><text:span text:style-name="Strong_20_Emphasis"><text:span text:style-name="T1">Эволюция связи</text:span></text:span> // <text:span text:style-name="T1">Хабр.</text:span> – 2014. – URL: <text:a xlink:type="simple" xlink:href="https://habr.com/ru/articles/234959/" office:target-frame-name="_blank" xlink:show="new" text:style-name="Internet_20_link" text:visited-style-name="Visited_20_Internet_20_Link">https://habr.com/ru/articles/234959/</text:a> (дата обращения: <text:span text:style-name="T12">09</text:span>.04.2025).</text:p>
        </text:list-item>
        <text:list-item>
          <text:p text:style-name="P22"><text:span text:style-name="Strong_20_Emphasis">Когда на Руси появились первые книги и первая азбука</text:span> // <text:span text:style-name="T1">Ярмарка Мастеров</text:span>. – URL: <text:a xlink:type="simple" xlink:href="https://www.livemaster.ru/topic/2572791-blog-kogda-na-rusi-poyavilis-pervye-knigi-i-pervaya-azbuka" office:target-frame-name="_blank" xlink:show="new" text:style-name="Internet_20_link" text:visited-style-name="Visited_20_Internet_20_Link">https://www.livemaster.ru/topic/2572791-blog-kogda-na-rusi-poyavilis-pervye-knigi-i-pervaya-azbuka</text:a> (дата обращения: <text:span text:style-name="T12">09</text:span>.04.2025).</text:p>
        </text:list-item>
        <text:list-item>
          <text:p text:style-name="P22"><text:span text:style-name="Strong_20_Emphasis"><text:span text:style-name="T1">Ямская гоньба</text:span></text:span> // Руниверс. – URL: <text:a xlink:type="simple" xlink:href="https://runivers.ru/new-encyclopedia/material_culture/katalog_statey/592625/" office:target-frame-name="_blank" xlink:show="new" text:style-name="Internet_20_link" text:visited-style-name="Visited_20_Internet_20_Link">https://runivers.ru/new-encyclopedia/material_culture/katalog_statey/592625/</text:a> (дата обращения: <text:span text:style-name="T12">09</text:span>.04.2025).</text:p>
        </text:list-item>
        <text:list-item>
          <text:p text:style-name="P23"><text:span text:style-name="Strong_20_Emphasis"><text:span text:style-name="T1">Ямская гоньба и Первая русская регулярная почта</text:span></text:span> // <text:span text:style-name="T1">Коллекция антиквариата</text:span>. – URL: <text:a xlink:type="simple" xlink:href="https://goodcoins.su/stamp/regulruspochta.htm" text:style-name="Internet_20_link" text:visited-style-name="Visited_20_Internet_20_Link">https://goodcoins.su/stamp/regulruspochta.htm</text:a> (дата обращения: <text:span text:style-name="T12">09</text:span>.04.2025).</text:p>
        </text:list-item>
        <text:list-item>
          <text:p text:style-name="P22"><text:span text:style-name="Strong_20_Emphasis">Книгопечатание на Руси</text:span> // Умная ворона. – URL: <text:a xlink:type="simple" xlink:href="https://umnayavorona.ru/publications/knigopechatanie-na-rusi" office:target-frame-name="_blank" xlink:show="new" text:style-name="Internet_20_link" text:visited-style-name="Visited_20_Internet_20_Link">https://umnayavorona.ru/publications/knigopechatanie-na-rusi</text:a> (дата обращения: <text:span text:style-name="T12">09</text:span>.04.2025).</text:p>
        </text:list-item>
        <text:list-item>
          <text:p text:style-name="P23"><text:span text:style-name="Strong_20_Emphasis">Зарождение журналистики в России: </text:span><text:span text:style-name="Strong_20_Emphasis"><text:span text:style-name="T1">Пётр Первый и газета «Ведомости»</text:span></text:span> // <text:span text:style-name="T1">Союз журналистов Санкт-Петербурга и Ленинградской Области</text:span>. – URL: <text:a xlink:type="simple" xlink:href="https://spbsj.ru/articles/zarozhdeniejour" office:target-frame-name="_blank" xlink:show="new" text:style-name="Internet_20_link" text:visited-style-name="Visited_20_Internet_20_Link">https://spbsj.ru/articles/zarozhdeniejour</text:a> (дата обращения: 10.04.2025).</text:p>
        </text:list-item>
        <text:list-item>
          <text:p text:style-name="P22"><text:span text:style-name="Strong_20_Emphasis">Пётр I и</text:span><text:span text:style-name="Strong_20_Emphasis"><text:span text:style-name="T1">здал указ “учинить обыкновенную почту, в неделю два дни” в Петербурге</text:span></text:span> // Петербург Центр. – URL: <text:a xlink:type="simple" xlink:href="https://peterburg.center/content/pyotr-i-izdal-ukaz-uchinit-obyknovennuyu-pochtu-v-nedelyu-dva-dni-v-peterburge.html" office:target-frame-name="_blank" xlink:show="new" text:style-name="Internet_20_link" text:visited-style-name="Visited_20_Internet_20_Link">https://peterburg.center/content/pyotr-i-izdal-ukaz-uchinit-obyknovennuyu-pochtu-v-nedelyu-dva-dni-v-peterburge.html</text:a> (дата обращения: 10.04.2025).</text:p>
        </text:list-item>
        <text:list-item>
          <text:p text:style-name="P22"><text:span text:style-name="Strong_20_Emphasis"><text:span text:style-name="T1">Как развивалась российская почта</text:span></text:span> // Коммерсантъ. – 2023. – URL: <text:a xlink:type="simple" xlink:href="https://www.kommersant.ru/doc/6805817" office:target-frame-name="_blank" xlink:show="new" text:style-name="Internet_20_link" text:visited-style-name="Visited_20_Internet_20_Link">https://www.kommersant.ru/doc/6805817</text:a> (дата обращения: 10.04.2025).</text:p>
        </text:list-item>
        <text:list-item>
          <text:p text:style-name="P22"><text:span text:style-name="Strong_20_Emphasis">Первая телеграмма – от императора. </text:span><text:span text:style-name="Strong_20_Emphasis"><text:span text:style-name="T1">Как мы опередили изобретение Морзе</text:span></text:span> // История.РФ. – URL: <text:a xlink:type="simple" xlink:href="https://histrf.ru/read/articles/piervaia-tielieghramma-ot-impieratora-kak-my-opieriedili-izobrietieniie-morzie" office:target-frame-name="_blank" xlink:show="new" text:style-name="Internet_20_link" text:visited-style-name="Visited_20_Internet_20_Link">https://histrf.ru/read/articles/piervaia-tielieghramma-ot-impieratora-kak-my-opieriedili-izobrietieniie-morzie</text:a> (дата обращения: 10.04.2025).</text:p>
        </text:list-item>
        <text:list-item>
          <text:p text:style-name="P22"><text:span text:style-name="Strong_20_Emphasis"><text:span text:style-name="T1">Радио Александра Попова: история создания, значение изобретения</text:span></text:span> // OSNMedia. – URL: <text:a xlink:type="simple" xlink:href="https://www.osnmedia.ru/1000/izobretenie-radio-aleksandrom-popovym/" office:target-frame-name="_blank" xlink:show="new" text:style-name="Internet_20_link" text:visited-style-name="Visited_20_Internet_20_Link">https://www.osnmedia.ru/1000/izobretenie-radio-aleksandrom-popovym/</text:a> (дата обращения: 10.04.2025).</text:p>
        </text:list-item>
        <text:list-item>
          <text:p text:style-name="P22"><text:soft-page-break/><text:span text:style-name="Strong_20_Emphasis">Первая телепередача в </text:span><text:span text:style-name="Strong_20_Emphasis"><text:span text:style-name="T1">России – появление телевидения в нашей стране</text:span></text:span> // Культура.РФ. – URL: <text:a xlink:type="simple" xlink:href="https://www.culture.ru/s/vopros/pervaya-teleperedacha/" office:target-frame-name="_blank" xlink:show="new" text:style-name="Internet_20_link" text:visited-style-name="Visited_20_Internet_20_Link">https://www.culture.ru/s/vopros/pervaya-teleperedacha/</text:a> (дата обращения: 10.04.2025).</text:p>
        </text:list-item>
        <text:list-item>
          <text:p text:style-name="P23"><text:span text:style-name="Strong_20_Emphasis">История </text:span><text:span text:style-name="Strong_20_Emphasis"><text:span text:style-name="T1">советского телевидения: от первых опытов до «Останкино» </text:span></text:span>// Ferra.ru. – URL: <text:a xlink:type="simple" xlink:href="https://www.ferra.ru/review/tv/ussr-tv-history.htm" office:target-frame-name="_blank" xlink:show="new" text:style-name="Internet_20_link" text:visited-style-name="Visited_20_Internet_20_Link">https://www.ferra.ru/review/tv/ussr-tv-history.htm</text:a> (дата обращения: 10.04.2025).</text:p>
        </text:list-item>
        <text:list-item>
          <text:p text:style-name="P23"><text:span text:style-name="T5">У меня зазвонил телефон... Как в России разрешили пользоваться телефоном</text:span> // История.РФ. – URL: <text:a xlink:type="simple" xlink:href="https://histrf.ru/read/articles/u-mienia-zazvonil-tieliefon-kak-v-rossii-razrieshili-polzovatsia-tieliefonom" office:target-frame-name="_blank" xlink:show="new" text:style-name="Internet_20_link" text:visited-style-name="Visited_20_Internet_20_Link">https://histrf.ru/read/articles/u-mienia-zazvonil-tieliefon-kak-v-rossii-razrieshili-polzovatsia-tieliefonom</text:a> (дата обращения: 10.04.2025).</text:p>
        </text:list-item>
        <text:list-item>
          <text:p text:style-name="P22"><text:span text:style-name="Strong_20_Emphasis"><text:span text:style-name="T1">СССР – родина мобильного телефона</text:span></text:span> // Проза.ру. – 2017. – URL: <text:a xlink:type="simple" xlink:href="https://proza.ru/2017/09/08/1358" office:target-frame-name="_blank" xlink:show="new" text:style-name="Internet_20_link" text:visited-style-name="Visited_20_Internet_20_Link">https://proza.ru/2017/09/08/1358</text:a> (дата обращения: 10.04.2025).</text:p>
        </text:list-item>
        <text:list-item>
          <text:p text:style-name="P23"><text:span text:style-name="Strong_20_Emphasis"><text:span text:style-name="T6">Была ли в СССР мобильная связь?</text:span></text:span> // <text:span text:style-name="T1">Хабр</text:span>. – 2009. – URL: <text:a xlink:type="simple" xlink:href="https://habr.com/ru/articles/59574/" office:target-frame-name="_blank" xlink:show="new" text:style-name="Internet_20_link" text:visited-style-name="Visited_20_Internet_20_Link">https://habr.com/ru/articles/59574/</text:a> (дата обращения: 10.04.2025).</text:p>
        </text:list-item>
        <text:list-item>
          <text:p text:style-name="P23"><text:span text:style-name="Strong_20_Emphasis"><text:span text:style-name="T6">Стремление к нулю: как за четверть века менялись цены на мобильную связь</text:span></text:span> // <text:span text:style-name="T1">Хабр</text:span>. – 2015. – URL: <text:a xlink:type="simple" xlink:href="https://habr.com/ru/companies/yota/articles/282127/" office:target-frame-name="_blank" xlink:show="new" text:style-name="Internet_20_link" text:visited-style-name="Visited_20_Internet_20_Link">https://habr.com/ru/companies/yota/articles/282127/</text:a> (дата обращения: 10.04.202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По_20_умолчанию" style:display-name="По умолчанию" style:family="paragraph" style:next-style-name="Standard">
      <style:paragraph-properties fo:margin-top="0in" fo:margin-bottom="0in" style:contextual-spacing="false" fo:text-align="start" style:justify-single-word="false" fo:orphans="2" fo:widows="2" fo:hyphenation-ladder-count="no-limit" style:writing-mode="lr-tb"/>
      <style:text-properties fo:color="#000000" loext:opacity="100%" style:font-name="Helvetica Neue" fo:font-family="'Helvetica Neue'" style:font-family-generic="roman" style:font-pitch="variable" fo:font-size="11pt" fo:language="ru" fo:country="RU" style:letter-kerning="false" style:font-name-asian="Arial Unicode MS" style:font-family-asian="'Arial Unicode MS'" style:font-family-generic-asian="system" style:font-pitch-asian="variable" style:font-size-asian="11pt" style:language-asian="ru" style:country-asian="RU"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9T22:17:06.680162532</meta:creation-date>
    <dc:date>2025-04-10T22:56:42.682515119</dc:date>
    <meta:editing-duration>PT10H51M21S</meta:editing-duration>
    <meta:editing-cycles>4</meta:editing-cycles>
    <meta:generator>LibreOffice/7.4.7.2$Linux_X86_64 LibreOffice_project/40$Build-2</meta:generator>
    <meta:document-statistic meta:table-count="0" meta:image-count="0" meta:object-count="0" meta:page-count="9" meta:paragraph-count="65" meta:word-count="2329" meta:character-count="17894" meta:non-whitespace-character-count="15595"/>
  </office:meta>
</office:document-meta>
</file>